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wis721 BT" svg:font-family="'Swis721 BT'"/>
    <style:font-face style:name="Tahoma1" svg:font-family="Tahoma"/>
    <style:font-face style:name="Courier New" svg:font-family="'Courier New'" style:font-family-generic="modern" style:font-pitch="fixed"/>
    <style:font-face style:name="Liberation Sans" svg:font-family="'Liberation Sans'" style:font-adornments="Általáno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9" style:family="table">
      <style:table-properties style:width="16.861cm" fo:margin-left="0cm" fo:margin-right="0.041cm" table:align="margins"/>
    </style:style>
    <style:style style:name="Tabelle9.A" style:family="table-column">
      <style:table-column-properties style:column-width="11.689cm" style:rel-column-width="45433*"/>
    </style:style>
    <style:style style:name="Tabelle9.B" style:family="table-column">
      <style:table-column-properties style:column-width="5.172cm" style:rel-column-width="20102*"/>
    </style:style>
    <style:style style:name="Tabelle9.1" style:family="table-row">
      <style:table-row-properties style:min-row-height="3.15cm"/>
    </style:style>
    <style:style style:name="Tabelle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9.B1.1" style:family="table-column">
      <style:table-column-properties style:column-width="2.214cm" style:rel-column-width="8607*"/>
    </style:style>
    <style:style style:name="Tabelle9.B1.2" style:family="table-column">
      <style:table-column-properties style:column-width="2.958cm" style:rel-column-width="11495*"/>
    </style:style>
    <style:style style:name="Tabelle9.B1.2.1" style:family="table-cell">
      <style:table-cell-properties fo:padding="0.097cm" fo:border="0.5pt solid #000000"/>
    </style:style>
    <style:style style:name="Tabelle9.B1.2" style:family="table-row">
      <style:table-row-properties style:min-row-height="0.45cm"/>
    </style:style>
    <style:style style:name="Tabelle9.B1.1.2" style:family="table-cell">
      <style:table-cell-properties fo:padding="0.097cm" fo:border-left="0.5pt solid #000000" fo:border-right="none" fo:border-top="none" fo:border-bottom="0.5pt solid #000000"/>
    </style:style>
    <style:style style:name="Tabelle9.B1.2.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Table_20_Contents">something</text:p>
            <text:p text:style-name="Table_20_Contents"/>
            <text:p text:style-name="Table_20_Contents"/>
          </table:table-cell>
          <table:table-cell>
            <table:table table:is-sub-table="true">
              <table:table-column table:style-name="Tabelle9.B1.1"/>
              <table:table-column table:style-name="Tabelle9.B1.2"/>
              <table:table-row>
                <table:table-cell table:style-name="Tabelle9.A1" office:value-type="string">
                  <text:p text:style-name="Table_20_Contents">Cell1</text:p>
                </table:table-cell>
                <table:table-cell table:style-name="Tabelle9.B1.2.1" office:value-type="string">
                  <text:p text:style-name="Table_20_Contents"/>
                </table:table-cell>
              </table:table-row>
              <table:table-row table:style-name="Tabelle9.B1.2">
                <table:table-cell table:style-name="Tabelle9.B1.1.2" office:value-type="string">
                  <text:p text:style-name="Table_20_Contents">Cell2</text:p>
                </table:table-cell>
                <table:table-cell table:style-name="Tabelle9.B1.2.2" office:value-type="string">
                  <text:p text:style-name="Table_20_Contents"/>
                </table:table-cell>
              </table:table-row>
              <table:table-row>
                <table:table-cell table:style-name="Tabelle9.B1.2.2" table:number-columns-spanned="2" office:value-type="string">
                  <text:p text:style-name="Table_20_Contents">Cell3</text:p>
                </table:table-cell>
                <table:covered-table-cell/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wis721 BT" svg:font-family="'Swis721 BT'"/>
    <style:font-face style:name="Tahoma1" svg:font-family="Tahoma"/>
    <style:font-face style:name="Courier New" svg:font-family="'Courier New'" style:font-family-generic="modern" style:font-pitch="fixed"/>
    <style:font-face style:name="Liberation Sans" svg:font-family="'Liberation Sans'" style:font-adornments="Általáno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wis721 BT" fo:font-size="10pt" fo:language="de" fo:country="DE" style:letter-kerning="true" style:font-name-asian="Arial Unicode MS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wis721 BT" fo:font-size="10pt" fo:language="de" fo:country="DE" style:letter-kerning="tru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cfe7f5"/>
      <style:paragraph-properties style:page-number="auto" fo:background-color="transparent"/>
      <style:text-properties style:font-name="Liberation Sans" fo:font-family="'Liberation Sans'" style:font-style-name="Általános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wis721 BT" fo:font-family="'Swis721 BT'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Általános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-top="3.3cm" fo:padding-bottom="2cm" fo:padding-left="2.3cm" fo:padding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draw:fill-image-name="Sky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order="none" fo:padding-top="3.099cm" fo:padding-bottom="2cm" fo:padding-left="2.3cm" fo:padding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ff" draw:fill-image-name="Sky" draw:fill-image-width="10.294cm" draw:fill-image-height="10.294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11-24T12:42:50.466045835</meta:creation-date>
    <meta:editing-cycles>1</meta:editing-cycles>
    <meta:editing-duration>P0D</meta:editing-duration>
    <meta:document-statistic meta:table-count="1" meta:image-count="0" meta:object-count="0" meta:page-count="1" meta:paragraph-count="4" meta:word-count="4" meta:character-count="24" meta:non-whitespace-character-count="24"/>
  </office:meta>
</office:document-meta>
</file>